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justify" style:justify-single-word="false"/>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Review on group activit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Meherzad(201112025)</text:p>
      <text:p text:style-name="P1"/>
      <text:p text:style-name="P1"/>
      <text:p text:style-name="P2"><text:soft-page-break/></text:p>
      <text:p text:style-name="P2">As the number of cards given to each team was different. There was some combination in which the <text:s/>team gets plus or minus points according to the card which they have played. So each team had to play card carefully so that they get the combination which they have decided so that they get the maximum points but to get the desired combination is not possible every time as the card which the opposite team will play cannot be determined. In the game it was allowed to go for meeting in which the team members of each team can discuss which card they will play in the next round but this meeting completely depends on trust as though something is decided in the meeting but team plays different card in the actual game. There were instances during the actual course of the game <text:s/>something was decided and teams played different card. If all team plays blue card they will get equal positive points so ideally all team should try to go for their blue cards and then start using their red cards. So at last the result of the game depends the number of red cards that team has got. During the actual game playing one team got red and blue cards in different combination and the team having highest number of red cards won and team having lowest number of red cards came at last sp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herzad </meta:initial-creator>
    <meta:creation-date>2012-10-16T01:06:02</meta:creation-date>
    <dc:date>2012-10-16T01:27:27</dc:date>
    <dc:creator>Meherzad </dc:creator>
    <meta:editing-duration>PT18M38S</meta:editing-duration>
    <meta:editing-cycles>8</meta:editing-cycles>
    <meta:generator>LibreOffice/3.5$Linux_x86 LibreOffice_project/350m1$Build-2</meta:generator>
    <meta:document-statistic meta:table-count="0" meta:image-count="0" meta:object-count="0" meta:page-count="2" meta:paragraph-count="3" meta:word-count="242" meta:character-count="1336" meta:non-whitespace-character-count="1082"/>
  </office:meta>
</office:document-meta>
</file>